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43mps-Elbow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0.1935" calcext:value-type="float">
            <text:p>30.19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7.1567" calcext:value-type="float">
            <text:p>27.1567</text:p>
          </table:table-cell>
          <table:table-cell office:value-type="float" office:value="27.6494" calcext:value-type="float">
            <text:p>27.6494</text:p>
          </table:table-cell>
          <table:table-cell office:value-type="float" office:value="4.18726E-017" calcext:value-type="float">
            <text:p>4.18726E-17</text:p>
          </table:table-cell>
          <table:table-cell table:number-columns-repeated="3"/>
          <table:table-cell table:formula="of:=MIN([.F3:.F56])" office:value-type="float" office:value="-272.63" calcext:value-type="float">
            <text:p>-272.63</text:p>
          </table:table-cell>
          <table:table-cell table:formula="of:=MIN([.G3:.G56])" office:value-type="float" office:value="-277.99" calcext:value-type="float">
            <text:p>-277.9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7.3533" calcext:value-type="float">
            <text:p>27.3533</text:p>
          </table:table-cell>
          <table:table-cell office:value-type="float" office:value="28.4215" calcext:value-type="float">
            <text:p>28.4215</text:p>
          </table:table-cell>
          <table:table-cell office:value-type="float" office:value="6.95316E-017" calcext:value-type="float">
            <text:p>6.95316E-17</text:p>
          </table:table-cell>
          <table:table-cell/>
          <table:table-cell table:formula="of:=([.B4]-[.B3])/([.A4]-[.A3])" office:value-type="float" office:value="19.66" calcext:value-type="float">
            <text:p>19.66</text:p>
          </table:table-cell>
          <table:table-cell table:formula="of:=([.C4]-[.C3])/([.A4]-[.A3])" office:value-type="float" office:value="77.2100000000002" calcext:value-type="float">
            <text:p>77.21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7.4752" calcext:value-type="float">
            <text:p>27.4752</text:p>
          </table:table-cell>
          <table:table-cell office:value-type="float" office:value="28.2718" calcext:value-type="float">
            <text:p>28.2718</text:p>
          </table:table-cell>
          <table:table-cell office:value-type="float" office:value="5.95877E-017" calcext:value-type="float">
            <text:p>5.95877E-17</text:p>
          </table:table-cell>
          <table:table-cell/>
          <table:table-cell table:formula="of:=([.B5]-[.B4])/([.A5]-[.A4])" office:value-type="float" office:value="12.19" calcext:value-type="float">
            <text:p>12.19</text:p>
          </table:table-cell>
          <table:table-cell table:formula="of:=([.C5]-[.C4])/([.A5]-[.A4])" office:value-type="float" office:value="-14.9700000000003" calcext:value-type="float">
            <text:p>-14.97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7.6639" calcext:value-type="float">
            <text:p>27.6639</text:p>
          </table:table-cell>
          <table:table-cell office:value-type="float" office:value="28.3083" calcext:value-type="float">
            <text:p>28.3083</text:p>
          </table:table-cell>
          <table:table-cell office:value-type="float" office:value="5.71277E-017" calcext:value-type="float">
            <text:p>5.71277E-17</text:p>
          </table:table-cell>
          <table:table-cell/>
          <table:table-cell table:formula="of:=([.B6]-[.B5])/([.A6]-[.A5])" office:value-type="float" office:value="18.8700000000001" calcext:value-type="float">
            <text:p>18.87</text:p>
          </table:table-cell>
          <table:table-cell table:formula="of:=([.C6]-[.C5])/([.A6]-[.A5])" office:value-type="float" office:value="3.65000000000002" calcext:value-type="float">
            <text:p>3.6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7.6056" calcext:value-type="float">
            <text:p>27.6056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5.61746E-017" calcext:value-type="float">
            <text:p>5.61746E-17</text:p>
          </table:table-cell>
          <table:table-cell/>
          <table:table-cell table:formula="of:=([.B7]-[.B6])/([.A7]-[.A6])" office:value-type="float" office:value="-5.83000000000027" calcext:value-type="float">
            <text:p>-5.83</text:p>
          </table:table-cell>
          <table:table-cell table:formula="of:=([.C7]-[.C6])/([.A7]-[.A6])" office:value-type="float" office:value="-10.9400000000001" calcext:value-type="float">
            <text:p>-10.94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7.4916" calcext:value-type="float">
            <text:p>27.4916</text:p>
          </table:table-cell>
          <table:table-cell office:value-type="float" office:value="28.0855" calcext:value-type="float">
            <text:p>28.0855</text:p>
          </table:table-cell>
          <table:table-cell office:value-type="float" office:value="5.59492E-017" calcext:value-type="float">
            <text:p>5.59492E-17</text:p>
          </table:table-cell>
          <table:table-cell/>
          <table:table-cell table:formula="of:=([.B8]-[.B7])/([.A8]-[.A7])" office:value-type="float" office:value="-11.4000000000001" calcext:value-type="float">
            <text:p>-11.4</text:p>
          </table:table-cell>
          <table:table-cell table:formula="of:=([.C8]-[.C7])/([.A8]-[.A7])" office:value-type="float" office:value="-11.3399999999999" calcext:value-type="float">
            <text:p>-11.34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7.6051" calcext:value-type="float">
            <text:p>27.6051</text:p>
          </table:table-cell>
          <table:table-cell office:value-type="float" office:value="28.1847" calcext:value-type="float">
            <text:p>28.1847</text:p>
          </table:table-cell>
          <table:table-cell office:value-type="float" office:value="5.58297E-017" calcext:value-type="float">
            <text:p>5.58297E-17</text:p>
          </table:table-cell>
          <table:table-cell/>
          <table:table-cell table:formula="of:=([.B9]-[.B8])/([.A9]-[.A8])" office:value-type="float" office:value="11.3500000000002" calcext:value-type="float">
            <text:p>11.35</text:p>
          </table:table-cell>
          <table:table-cell table:formula="of:=([.C9]-[.C8])/([.A9]-[.A8])" office:value-type="float" office:value="9.91999999999996" calcext:value-type="float">
            <text:p>9.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7.6053" calcext:value-type="float">
            <text:p>27.6053</text:p>
          </table:table-cell>
          <table:table-cell office:value-type="float" office:value="28.185" calcext:value-type="float">
            <text:p>28.185</text:p>
          </table:table-cell>
          <table:table-cell office:value-type="float" office:value="5.58326E-017" calcext:value-type="float">
            <text:p>5.58326E-17</text:p>
          </table:table-cell>
          <table:table-cell/>
          <table:table-cell table:formula="of:=([.B10]-[.B9])/([.A10]-[.A9])" office:value-type="float" office:value="0.0199999999999534" calcext:value-type="float">
            <text:p>0.02</text:p>
          </table:table-cell>
          <table:table-cell table:formula="of:=([.C10]-[.C9])/([.A10]-[.A9])" office:value-type="float" office:value="0.0299999999999301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7.5424" calcext:value-type="float">
            <text:p>27.5424</text:p>
          </table:table-cell>
          <table:table-cell office:value-type="float" office:value="28.1287" calcext:value-type="float">
            <text:p>28.1287</text:p>
          </table:table-cell>
          <table:table-cell office:value-type="float" office:value="5.58698E-017" calcext:value-type="float">
            <text:p>5.58698E-17</text:p>
          </table:table-cell>
          <table:table-cell/>
          <table:table-cell table:formula="of:=([.B11]-[.B10])/([.A11]-[.A10])" office:value-type="float" office:value="-6.28999999999991" calcext:value-type="float">
            <text:p>-6.29</text:p>
          </table:table-cell>
          <table:table-cell table:formula="of:=([.C11]-[.C10])/([.A11]-[.A10])" office:value-type="float" office:value="-5.63000000000003" calcext:value-type="float">
            <text:p>-5.63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.4667" calcext:value-type="float">
            <text:p>27.4667</text:p>
          </table:table-cell>
          <table:table-cell office:value-type="float" office:value="28.0359" calcext:value-type="float">
            <text:p>28.0359</text:p>
          </table:table-cell>
          <table:table-cell office:value-type="float" office:value="5.58985E-017" calcext:value-type="float">
            <text:p>5.58985E-17</text:p>
          </table:table-cell>
          <table:table-cell/>
          <table:table-cell table:formula="of:=([.B12]-[.B11])/([.A12]-[.A11])" office:value-type="float" office:value="-7.57000000000011" calcext:value-type="float">
            <text:p>-7.57</text:p>
          </table:table-cell>
          <table:table-cell table:formula="of:=([.C12]-[.C11])/([.A12]-[.A11])" office:value-type="float" office:value="-9.27999999999968" calcext:value-type="float">
            <text:p>-9.28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7.5617" calcext:value-type="float">
            <text:p>27.5617</text:p>
          </table:table-cell>
          <table:table-cell office:value-type="float" office:value="28.1375" calcext:value-type="float">
            <text:p>28.1375</text:p>
          </table:table-cell>
          <table:table-cell office:value-type="float" office:value="5.5831E-017" calcext:value-type="float">
            <text:p>5.5831E-17</text:p>
          </table:table-cell>
          <table:table-cell/>
          <table:table-cell table:formula="of:=([.B13]-[.B12])/([.A13]-[.A12])" office:value-type="float" office:value="9.49999999999989" calcext:value-type="float">
            <text:p>9.5</text:p>
          </table:table-cell>
          <table:table-cell table:formula="of:=([.C13]-[.C12])/([.A13]-[.A12])" office:value-type="float" office:value="10.1599999999998" calcext:value-type="float">
            <text:p>10.16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7.5594" calcext:value-type="float">
            <text:p>27.5594</text:p>
          </table:table-cell>
          <table:table-cell office:value-type="float" office:value="28.1366" calcext:value-type="float">
            <text:p>28.1366</text:p>
          </table:table-cell>
          <table:table-cell office:value-type="float" office:value="5.5848E-017" calcext:value-type="float">
            <text:p>5.5848E-17</text:p>
          </table:table-cell>
          <table:table-cell/>
          <table:table-cell table:formula="of:=([.B14]-[.B13])/([.A14]-[.A13])" office:value-type="float" office:value="-0.229999999999819" calcext:value-type="float">
            <text:p>-0.23</text:p>
          </table:table-cell>
          <table:table-cell table:formula="of:=([.C14]-[.C13])/([.A14]-[.A13])" office:value-type="float" office:value="-0.0899999999997903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7.5626" calcext:value-type="float">
            <text:p>27.5626</text:p>
          </table:table-cell>
          <table:table-cell office:value-type="float" office:value="28.1399" calcext:value-type="float">
            <text:p>28.1399</text:p>
          </table:table-cell>
          <table:table-cell office:value-type="float" office:value="5.58444E-017" calcext:value-type="float">
            <text:p>5.58444E-17</text:p>
          </table:table-cell>
          <table:table-cell/>
          <table:table-cell table:formula="of:=([.B15]-[.B14])/([.A15]-[.A14])" office:value-type="float" office:value="0.319999999999964" calcext:value-type="float">
            <text:p>0.32</text:p>
          </table:table-cell>
          <table:table-cell table:formula="of:=([.C15]-[.C14])/([.A15]-[.A14])" office:value-type="float" office:value="0.32999999999994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5626" calcext:value-type="float">
            <text:p>27.5626</text:p>
          </table:table-cell>
          <table:table-cell office:value-type="float" office:value="28.14" calcext:value-type="float">
            <text:p>28.14</text:p>
          </table:table-cell>
          <table:table-cell office:value-type="float" office:value="5.58487E-017" calcext:value-type="float">
            <text:p>5.58487E-17</text:p>
          </table:table-cell>
          <table:table-cell/>
          <table:table-cell table:formula="of:=([.B16]-[.B15])/([.A16]-[.A15])" office:value-type="float" office:value="0" calcext:value-type="float">
            <text:p>0</text:p>
          </table:table-cell>
          <table:table-cell table:formula="of:=([.C16]-[.C15])/([.A16]-[.A15])" office:value-type="float" office:value="0.00999999999997669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7.5628" calcext:value-type="float">
            <text:p>27.5628</text:p>
          </table:table-cell>
          <table:table-cell office:value-type="float" office:value="28.1401" calcext:value-type="float">
            <text:p>28.1401</text:p>
          </table:table-cell>
          <table:table-cell office:value-type="float" office:value="5.58475E-017" calcext:value-type="float">
            <text:p>5.58475E-17</text:p>
          </table:table-cell>
          <table:table-cell/>
          <table:table-cell table:formula="of:=([.B17]-[.B16])/([.A17]-[.A16])" office:value-type="float" office:value="0.0199999999999534" calcext:value-type="float">
            <text:p>0.02</text:p>
          </table:table-cell>
          <table:table-cell table:formula="of:=([.C17]-[.C16])/([.A17]-[.A16])" office:value-type="float" office:value="0.0099999999999767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7.5632" calcext:value-type="float">
            <text:p>27.5632</text:p>
          </table:table-cell>
          <table:table-cell office:value-type="float" office:value="28.1404" calcext:value-type="float">
            <text:p>28.1404</text:p>
          </table:table-cell>
          <table:table-cell office:value-type="float" office:value="5.58473E-017" calcext:value-type="float">
            <text:p>5.58473E-17</text:p>
          </table:table-cell>
          <table:table-cell/>
          <table:table-cell table:formula="of:=([.B18]-[.B17])/([.A18]-[.A17])" office:value-type="float" office:value="0.0399999999999067" calcext:value-type="float">
            <text:p>0.04</text:p>
          </table:table-cell>
          <table:table-cell table:formula="of:=([.C18]-[.C17])/([.A18]-[.A17])" office:value-type="float" office:value="0.0299999999999301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7.5622" calcext:value-type="float">
            <text:p>27.5622</text:p>
          </table:table-cell>
          <table:table-cell office:value-type="float" office:value="28.1394" calcext:value-type="float">
            <text:p>28.1394</text:p>
          </table:table-cell>
          <table:table-cell office:value-type="float" office:value="5.58454E-017" calcext:value-type="float">
            <text:p>5.58454E-17</text:p>
          </table:table-cell>
          <table:table-cell/>
          <table:table-cell table:formula="of:=([.B19]-[.B18])/([.A19]-[.A18])" office:value-type="float" office:value="-0.0999999999997669" calcext:value-type="float">
            <text:p>-0.1</text:p>
          </table:table-cell>
          <table:table-cell table:formula="of:=([.C19]-[.C18])/([.A19]-[.A18])" office:value-type="float" office:value="-0.100000000000122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7.5618" calcext:value-type="float">
            <text:p>27.5618</text:p>
          </table:table-cell>
          <table:table-cell office:value-type="float" office:value="28.1389" calcext:value-type="float">
            <text:p>28.1389</text:p>
          </table:table-cell>
          <table:table-cell office:value-type="float" office:value="5.58458E-017" calcext:value-type="float">
            <text:p>5.58458E-17</text:p>
          </table:table-cell>
          <table:table-cell/>
          <table:table-cell table:formula="of:=([.B20]-[.B19])/([.A20]-[.A19])" office:value-type="float" office:value="-0.0399999999999069" calcext:value-type="float">
            <text:p>-0.04</text:p>
          </table:table-cell>
          <table:table-cell table:formula="of:=([.C20]-[.C19])/([.A20]-[.A19])" office:value-type="float" office:value="-0.0499999999998836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7.5641" calcext:value-type="float">
            <text:p>27.5641</text:p>
          </table:table-cell>
          <table:table-cell office:value-type="float" office:value="28.1417" calcext:value-type="float">
            <text:p>28.1417</text:p>
          </table:table-cell>
          <table:table-cell office:value-type="float" office:value="5.58443E-017" calcext:value-type="float">
            <text:p>5.58443E-17</text:p>
          </table:table-cell>
          <table:table-cell/>
          <table:table-cell table:formula="of:=([.B21]-[.B20])/([.A21]-[.A20])" office:value-type="float" office:value="0.229999999999819" calcext:value-type="float">
            <text:p>0.23</text:p>
          </table:table-cell>
          <table:table-cell table:formula="of:=([.C21]-[.C20])/([.A21]-[.A20])" office:value-type="float" office:value="0.28000000000005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7.6036" calcext:value-type="float">
            <text:p>27.6036</text:p>
          </table:table-cell>
          <table:table-cell office:value-type="float" office:value="28.1849" calcext:value-type="float">
            <text:p>28.1849</text:p>
          </table:table-cell>
          <table:table-cell office:value-type="float" office:value="5.58241E-017" calcext:value-type="float">
            <text:p>5.58241E-17</text:p>
          </table:table-cell>
          <table:table-cell/>
          <table:table-cell table:formula="of:=([.B22]-[.B21])/([.A22]-[.A21])" office:value-type="float" office:value="3.95000000000003" calcext:value-type="float">
            <text:p>3.95</text:p>
          </table:table-cell>
          <table:table-cell table:formula="of:=([.C22]-[.C21])/([.A22]-[.A21])" office:value-type="float" office:value="4.31999999999988" calcext:value-type="float">
            <text:p>4.32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7.6758" calcext:value-type="float">
            <text:p>27.6758</text:p>
          </table:table-cell>
          <table:table-cell office:value-type="float" office:value="28.2564" calcext:value-type="float">
            <text:p>28.2564</text:p>
          </table:table-cell>
          <table:table-cell office:value-type="float" office:value="5.57934E-017" calcext:value-type="float">
            <text:p>5.57934E-17</text:p>
          </table:table-cell>
          <table:table-cell/>
          <table:table-cell table:formula="of:=([.B23]-[.B22])/([.A23]-[.A22])" office:value-type="float" office:value="7.21999999999988" calcext:value-type="float">
            <text:p>7.22</text:p>
          </table:table-cell>
          <table:table-cell table:formula="of:=([.C23]-[.C22])/([.A23]-[.A22])" office:value-type="float" office:value="7.15000000000005" calcext:value-type="float">
            <text:p>7.15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7.6378" calcext:value-type="float">
            <text:p>27.6378</text:p>
          </table:table-cell>
          <table:table-cell office:value-type="float" office:value="28.2153" calcext:value-type="float">
            <text:p>28.2153</text:p>
          </table:table-cell>
          <table:table-cell office:value-type="float" office:value="5.58261E-017" calcext:value-type="float">
            <text:p>5.58261E-17</text:p>
          </table:table-cell>
          <table:table-cell/>
          <table:table-cell table:formula="of:=([.B24]-[.B23])/([.A24]-[.A23])" office:value-type="float" office:value="-3.80000000000002" calcext:value-type="float">
            <text:p>-3.8</text:p>
          </table:table-cell>
          <table:table-cell table:formula="of:=([.C24]-[.C23])/([.A24]-[.A23])" office:value-type="float" office:value="-4.11000000000001" calcext:value-type="float">
            <text:p>-4.11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7.6112" calcext:value-type="float">
            <text:p>27.6112</text:p>
          </table:table-cell>
          <table:table-cell office:value-type="float" office:value="28.1897" calcext:value-type="float">
            <text:p>28.1897</text:p>
          </table:table-cell>
          <table:table-cell office:value-type="float" office:value="5.58333E-017" calcext:value-type="float">
            <text:p>5.58333E-17</text:p>
          </table:table-cell>
          <table:table-cell/>
          <table:table-cell table:formula="of:=([.B25]-[.B24])/([.A25]-[.A24])" office:value-type="float" office:value="-2.65999999999984" calcext:value-type="float">
            <text:p>-2.66</text:p>
          </table:table-cell>
          <table:table-cell table:formula="of:=([.C25]-[.C24])/([.A25]-[.A24])" office:value-type="float" office:value="-2.56000000000007" calcext:value-type="float">
            <text:p>-2.56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7.6074" calcext:value-type="float">
            <text:p>27.6074</text:p>
          </table:table-cell>
          <table:table-cell office:value-type="float" office:value="28.1855" calcext:value-type="float">
            <text:p>28.1855</text:p>
          </table:table-cell>
          <table:table-cell office:value-type="float" office:value="5.58282E-017" calcext:value-type="float">
            <text:p>5.58282E-17</text:p>
          </table:table-cell>
          <table:table-cell/>
          <table:table-cell table:formula="of:=([.B26]-[.B25])/([.A26]-[.A25])" office:value-type="float" office:value="-0.380000000000181" calcext:value-type="float">
            <text:p>-0.38</text:p>
          </table:table-cell>
          <table:table-cell table:formula="of:=([.C26]-[.C25])/([.A26]-[.A25])" office:value-type="float" office:value="-0.419999999999732" calcext:value-type="float">
            <text:p>-0.42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7.6058" calcext:value-type="float">
            <text:p>27.6058</text:p>
          </table:table-cell>
          <table:table-cell office:value-type="float" office:value="28.1841" calcext:value-type="float">
            <text:p>28.1841</text:p>
          </table:table-cell>
          <table:table-cell office:value-type="float" office:value="5.58279E-017" calcext:value-type="float">
            <text:p>5.58279E-17</text:p>
          </table:table-cell>
          <table:table-cell/>
          <table:table-cell table:formula="of:=([.B27]-[.B26])/([.A27]-[.A26])" office:value-type="float" office:value="-0.159999999999982" calcext:value-type="float">
            <text:p>-0.16</text:p>
          </table:table-cell>
          <table:table-cell table:formula="of:=([.C27]-[.C26])/([.A27]-[.A26])" office:value-type="float" office:value="-0.140000000000029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7.6221" calcext:value-type="float">
            <text:p>27.6221</text:p>
          </table:table-cell>
          <table:table-cell office:value-type="float" office:value="28.2023" calcext:value-type="float">
            <text:p>28.2023</text:p>
          </table:table-cell>
          <table:table-cell office:value-type="float" office:value="5.58192E-017" calcext:value-type="float">
            <text:p>5.58192E-17</text:p>
          </table:table-cell>
          <table:table-cell/>
          <table:table-cell table:formula="of:=([.B28]-[.B27])/([.A28]-[.A27])" office:value-type="float" office:value="1.63000000000011" calcext:value-type="float">
            <text:p>1.63</text:p>
          </table:table-cell>
          <table:table-cell table:formula="of:=([.C28]-[.C27])/([.A28]-[.A27])" office:value-type="float" office:value="1.82000000000002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7.6833" calcext:value-type="float">
            <text:p>27.6833</text:p>
          </table:table-cell>
          <table:table-cell office:value-type="float" office:value="28.2658" calcext:value-type="float">
            <text:p>28.2658</text:p>
          </table:table-cell>
          <table:table-cell office:value-type="float" office:value="5.57906E-017" calcext:value-type="float">
            <text:p>5.57906E-17</text:p>
          </table:table-cell>
          <table:table-cell/>
          <table:table-cell table:formula="of:=([.B29]-[.B28])/([.A29]-[.A28])" office:value-type="float" office:value="6.11999999999994" calcext:value-type="float">
            <text:p>6.12</text:p>
          </table:table-cell>
          <table:table-cell table:formula="of:=([.C29]-[.C28])/([.A29]-[.A28])" office:value-type="float" office:value="6.34999999999976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7.7012" calcext:value-type="float">
            <text:p>27.7012</text:p>
          </table:table-cell>
          <table:table-cell office:value-type="float" office:value="28.2809" calcext:value-type="float">
            <text:p>28.2809</text:p>
          </table:table-cell>
          <table:table-cell office:value-type="float" office:value="5.57923E-017" calcext:value-type="float">
            <text:p>5.57923E-17</text:p>
          </table:table-cell>
          <table:table-cell/>
          <table:table-cell table:formula="of:=([.B30]-[.B29])/([.A30]-[.A29])" office:value-type="float" office:value="1.79000000000009" calcext:value-type="float">
            <text:p>1.79</text:p>
          </table:table-cell>
          <table:table-cell table:formula="of:=([.C30]-[.C29])/([.A30]-[.A29])" office:value-type="float" office:value="1.51000000000003" calcext:value-type="float">
            <text:p>1.51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7.6756" calcext:value-type="float">
            <text:p>27.6756</text:p>
          </table:table-cell>
          <table:table-cell office:value-type="float" office:value="28.2561" calcext:value-type="float">
            <text:p>28.2561</text:p>
          </table:table-cell>
          <table:table-cell office:value-type="float" office:value="5.58094E-017" calcext:value-type="float">
            <text:p>5.58094E-17</text:p>
          </table:table-cell>
          <table:table-cell/>
          <table:table-cell table:formula="of:=([.B31]-[.B30])/([.A31]-[.A30])" office:value-type="float" office:value="-2.56000000000009" calcext:value-type="float">
            <text:p>-2.56</text:p>
          </table:table-cell>
          <table:table-cell table:formula="of:=([.C31]-[.C30])/([.A31]-[.A30])" office:value-type="float" office:value="-2.47999999999992" calcext:value-type="float">
            <text:p>-2.48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7.7142" calcext:value-type="float">
            <text:p>27.7142</text:p>
          </table:table-cell>
          <table:table-cell office:value-type="float" office:value="28.2975" calcext:value-type="float">
            <text:p>28.2975</text:p>
          </table:table-cell>
          <table:table-cell office:value-type="float" office:value="5.57825E-017" calcext:value-type="float">
            <text:p>5.57825E-17</text:p>
          </table:table-cell>
          <table:table-cell/>
          <table:table-cell table:formula="of:=([.B32]-[.B31])/([.A32]-[.A31])" office:value-type="float" office:value="3.86000000000022" calcext:value-type="float">
            <text:p>3.86</text:p>
          </table:table-cell>
          <table:table-cell table:formula="of:=([.C32]-[.C31])/([.A32]-[.A31])" office:value-type="float" office:value="4.13999999999992" calcext:value-type="float">
            <text:p>4.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7.745" calcext:value-type="float">
            <text:p>27.745</text:p>
          </table:table-cell>
          <table:table-cell office:value-type="float" office:value="28.3264" calcext:value-type="float">
            <text:p>28.3264</text:p>
          </table:table-cell>
          <table:table-cell office:value-type="float" office:value="5.57739E-017" calcext:value-type="float">
            <text:p>5.57739E-17</text:p>
          </table:table-cell>
          <table:table-cell/>
          <table:table-cell table:formula="of:=([.B33]-[.B32])/([.A33]-[.A32])" office:value-type="float" office:value="3.07999999999994" calcext:value-type="float">
            <text:p>3.08</text:p>
          </table:table-cell>
          <table:table-cell table:formula="of:=([.C33]-[.C32])/([.A33]-[.A32])" office:value-type="float" office:value="2.89000000000003" calcext:value-type="float">
            <text:p>2.89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7.7121" calcext:value-type="float">
            <text:p>27.7121</text:p>
          </table:table-cell>
          <table:table-cell office:value-type="float" office:value="28.2922" calcext:value-type="float">
            <text:p>28.2922</text:p>
          </table:table-cell>
          <table:table-cell office:value-type="float" office:value="5.57947E-017" calcext:value-type="float">
            <text:p>5.57947E-17</text:p>
          </table:table-cell>
          <table:table-cell/>
          <table:table-cell table:formula="of:=([.B34]-[.B33])/([.A34]-[.A33])" office:value-type="float" office:value="-3.29000000000015" calcext:value-type="float">
            <text:p>-3.29</text:p>
          </table:table-cell>
          <table:table-cell table:formula="of:=([.C34]-[.C33])/([.A34]-[.A33])" office:value-type="float" office:value="-3.41999999999984" calcext:value-type="float">
            <text:p>-3.42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7.6865" calcext:value-type="float">
            <text:p>27.6865</text:p>
          </table:table-cell>
          <table:table-cell office:value-type="float" office:value="28.2672" calcext:value-type="float">
            <text:p>28.2672</text:p>
          </table:table-cell>
          <table:table-cell office:value-type="float" office:value="5.58049E-017" calcext:value-type="float">
            <text:p>5.58049E-17</text:p>
          </table:table-cell>
          <table:table-cell/>
          <table:table-cell table:formula="of:=([.B35]-[.B34])/([.A35]-[.A34])" office:value-type="float" office:value="-2.56000000000007" calcext:value-type="float">
            <text:p>-2.56</text:p>
          </table:table-cell>
          <table:table-cell table:formula="of:=([.C35]-[.C34])/([.A35]-[.A34])" office:value-type="float" office:value="-2.50000000000021" calcext:value-type="float">
            <text:p>-2.5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7.6447" calcext:value-type="float">
            <text:p>27.6447</text:p>
          </table:table-cell>
          <table:table-cell office:value-type="float" office:value="28.2277" calcext:value-type="float">
            <text:p>28.2277</text:p>
          </table:table-cell>
          <table:table-cell office:value-type="float" office:value="5.58242E-017" calcext:value-type="float">
            <text:p>5.58242E-17</text:p>
          </table:table-cell>
          <table:table-cell/>
          <table:table-cell table:formula="of:=([.B36]-[.B35])/([.A36]-[.A35])" office:value-type="float" office:value="-4.17999999999985" calcext:value-type="float">
            <text:p>-4.18</text:p>
          </table:table-cell>
          <table:table-cell table:formula="of:=([.C36]-[.C35])/([.A36]-[.A35])" office:value-type="float" office:value="-3.95000000000003" calcext:value-type="float">
            <text:p>-3.9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7.4991" calcext:value-type="float">
            <text:p>27.4991</text:p>
          </table:table-cell>
          <table:table-cell office:value-type="float" office:value="28.0877" calcext:value-type="float">
            <text:p>28.0877</text:p>
          </table:table-cell>
          <table:table-cell office:value-type="float" office:value="5.59091E-017" calcext:value-type="float">
            <text:p>5.59091E-17</text:p>
          </table:table-cell>
          <table:table-cell/>
          <table:table-cell table:formula="of:=([.B37]-[.B36])/([.A37]-[.A36])" office:value-type="float" office:value="-14.5600000000002" calcext:value-type="float">
            <text:p>-14.56</text:p>
          </table:table-cell>
          <table:table-cell table:formula="of:=([.C37]-[.C36])/([.A37]-[.A36])" office:value-type="float" office:value="-13.9999999999997" calcext:value-type="float">
            <text:p>-14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7.1612" calcext:value-type="float">
            <text:p>27.1612</text:p>
          </table:table-cell>
          <table:table-cell office:value-type="float" office:value="27.7566" calcext:value-type="float">
            <text:p>27.7566</text:p>
          </table:table-cell>
          <table:table-cell office:value-type="float" office:value="5.60929E-017" calcext:value-type="float">
            <text:p>5.60929E-17</text:p>
          </table:table-cell>
          <table:table-cell/>
          <table:table-cell table:formula="of:=([.B38]-[.B37])/([.A38]-[.A37])" office:value-type="float" office:value="-33.7899999999999" calcext:value-type="float">
            <text:p>-33.79</text:p>
          </table:table-cell>
          <table:table-cell table:formula="of:=([.C38]-[.C37])/([.A38]-[.A37])" office:value-type="float" office:value="-33.1100000000004" calcext:value-type="float">
            <text:p>-33.11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6.5453" calcext:value-type="float">
            <text:p>26.5453</text:p>
          </table:table-cell>
          <table:table-cell office:value-type="float" office:value="27.1407" calcext:value-type="float">
            <text:p>27.1407</text:p>
          </table:table-cell>
          <table:table-cell office:value-type="float" office:value="5.64148E-017" calcext:value-type="float">
            <text:p>5.64148E-17</text:p>
          </table:table-cell>
          <table:table-cell/>
          <table:table-cell table:formula="of:=([.B39]-[.B38])/([.A39]-[.A38])" office:value-type="float" office:value="-61.5899999999999" calcext:value-type="float">
            <text:p>-61.59</text:p>
          </table:table-cell>
          <table:table-cell table:formula="of:=([.C39]-[.C38])/([.A39]-[.A38])" office:value-type="float" office:value="-61.5899999999999" calcext:value-type="float">
            <text:p>-61.59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5.5445" calcext:value-type="float">
            <text:p>25.5445</text:p>
          </table:table-cell>
          <table:table-cell office:value-type="float" office:value="26.1301" calcext:value-type="float">
            <text:p>26.1301</text:p>
          </table:table-cell>
          <table:table-cell office:value-type="float" office:value="5.69203E-017" calcext:value-type="float">
            <text:p>5.69203E-17</text:p>
          </table:table-cell>
          <table:table-cell/>
          <table:table-cell table:formula="of:=([.B40]-[.B39])/([.A40]-[.A39])" office:value-type="float" office:value="-100.08" calcext:value-type="float">
            <text:p>-100.08</text:p>
          </table:table-cell>
          <table:table-cell table:formula="of:=([.C40]-[.C39])/([.A40]-[.A39])" office:value-type="float" office:value="-101.06" calcext:value-type="float">
            <text:p>-101.0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4.1608" calcext:value-type="float">
            <text:p>24.1608</text:p>
          </table:table-cell>
          <table:table-cell office:value-type="float" office:value="24.7301" calcext:value-type="float">
            <text:p>24.7301</text:p>
          </table:table-cell>
          <table:table-cell office:value-type="float" office:value="5.76102E-017" calcext:value-type="float">
            <text:p>5.76102E-17</text:p>
          </table:table-cell>
          <table:table-cell/>
          <table:table-cell table:formula="of:=([.B41]-[.B40])/([.A41]-[.A40])" office:value-type="float" office:value="-138.37" calcext:value-type="float">
            <text:p>-138.37</text:p>
          </table:table-cell>
          <table:table-cell table:formula="of:=([.C41]-[.C40])/([.A41]-[.A40])" office:value-type="float" office:value="-140" calcext:value-type="float">
            <text:p>-140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.4263" calcext:value-type="float">
            <text:p>22.4263</text:p>
          </table:table-cell>
          <table:table-cell office:value-type="float" office:value="22.9708" calcext:value-type="float">
            <text:p>22.9708</text:p>
          </table:table-cell>
          <table:table-cell office:value-type="float" office:value="5.84862E-017" calcext:value-type="float">
            <text:p>5.84862E-17</text:p>
          </table:table-cell>
          <table:table-cell/>
          <table:table-cell table:formula="of:=([.B42]-[.B41])/([.A42]-[.A41])" office:value-type="float" office:value="-173.45" calcext:value-type="float">
            <text:p>-173.45</text:p>
          </table:table-cell>
          <table:table-cell table:formula="of:=([.C42]-[.C41])/([.A42]-[.A41])" office:value-type="float" office:value="-175.93" calcext:value-type="float">
            <text:p>-175.93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0.3443" calcext:value-type="float">
            <text:p>20.3443</text:p>
          </table:table-cell>
          <table:table-cell office:value-type="float" office:value="20.8553" calcext:value-type="float">
            <text:p>20.8553</text:p>
          </table:table-cell>
          <table:table-cell office:value-type="float" office:value="5.95709E-017" calcext:value-type="float">
            <text:p>5.95709E-17</text:p>
          </table:table-cell>
          <table:table-cell/>
          <table:table-cell table:formula="of:=([.B43]-[.B42])/([.A43]-[.A42])" office:value-type="float" office:value="-208.2" calcext:value-type="float">
            <text:p>-208.2</text:p>
          </table:table-cell>
          <table:table-cell table:formula="of:=([.C43]-[.C42])/([.A43]-[.A42])" office:value-type="float" office:value="-211.55" calcext:value-type="float">
            <text:p>-211.55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7.9538" calcext:value-type="float">
            <text:p>17.9538</text:p>
          </table:table-cell>
          <table:table-cell office:value-type="float" office:value="18.4231" calcext:value-type="float">
            <text:p>18.4231</text:p>
          </table:table-cell>
          <table:table-cell office:value-type="float" office:value="6.0864E-017" calcext:value-type="float">
            <text:p>6.0864E-17</text:p>
          </table:table-cell>
          <table:table-cell/>
          <table:table-cell table:formula="of:=([.B44]-[.B43])/([.A44]-[.A43])" office:value-type="float" office:value="-239.050000000001" calcext:value-type="float">
            <text:p>-239.05</text:p>
          </table:table-cell>
          <table:table-cell table:formula="of:=([.C44]-[.C43])/([.A44]-[.A43])" office:value-type="float" office:value="-243.220000000001" calcext:value-type="float">
            <text:p>-243.22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5.3369" calcext:value-type="float">
            <text:p>15.3369</text:p>
          </table:table-cell>
          <table:table-cell office:value-type="float" office:value="15.7569" calcext:value-type="float">
            <text:p>15.7569</text:p>
          </table:table-cell>
          <table:table-cell office:value-type="float" office:value="6.23583E-017" calcext:value-type="float">
            <text:p>6.23583E-17</text:p>
          </table:table-cell>
          <table:table-cell/>
          <table:table-cell table:formula="of:=([.B45]-[.B44])/([.A45]-[.A44])" office:value-type="float" office:value="-261.69" calcext:value-type="float">
            <text:p>-261.69</text:p>
          </table:table-cell>
          <table:table-cell table:formula="of:=([.C45]-[.C44])/([.A45]-[.A44])" office:value-type="float" office:value="-266.62" calcext:value-type="float">
            <text:p>-266.62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2.6106" calcext:value-type="float">
            <text:p>12.6106</text:p>
          </table:table-cell>
          <table:table-cell office:value-type="float" office:value="12.977" calcext:value-type="float">
            <text:p>12.977</text:p>
          </table:table-cell>
          <table:table-cell office:value-type="float" office:value="6.40457E-017" calcext:value-type="float">
            <text:p>6.40457E-17</text:p>
          </table:table-cell>
          <table:table-cell/>
          <table:table-cell table:formula="of:=([.B46]-[.B45])/([.A46]-[.A45])" office:value-type="float" office:value="-272.63" calcext:value-type="float">
            <text:p>-272.63</text:p>
          </table:table-cell>
          <table:table-cell table:formula="of:=([.C46]-[.C45])/([.A46]-[.A45])" office:value-type="float" office:value="-277.99" calcext:value-type="float">
            <text:p>-277.99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9.91476" calcext:value-type="float">
            <text:p>9.91476</text:p>
          </table:table-cell>
          <table:table-cell office:value-type="float" office:value="10.2265" calcext:value-type="float">
            <text:p>10.2265</text:p>
          </table:table-cell>
          <table:table-cell office:value-type="float" office:value="6.58386E-017" calcext:value-type="float">
            <text:p>6.58386E-17</text:p>
          </table:table-cell>
          <table:table-cell/>
          <table:table-cell table:formula="of:=([.B47]-[.B46])/([.A47]-[.A46])" office:value-type="float" office:value="-269.584" calcext:value-type="float">
            <text:p>-269.584</text:p>
          </table:table-cell>
          <table:table-cell table:formula="of:=([.C47]-[.C46])/([.A47]-[.A46])" office:value-type="float" office:value="-275.05" calcext:value-type="float">
            <text:p>-275.05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.39133" calcext:value-type="float">
            <text:p>7.39133</text:p>
          </table:table-cell>
          <table:table-cell office:value-type="float" office:value="7.65168" calcext:value-type="float">
            <text:p>7.65168</text:p>
          </table:table-cell>
          <table:table-cell office:value-type="float" office:value="6.76635E-017" calcext:value-type="float">
            <text:p>6.76635E-17</text:p>
          </table:table-cell>
          <table:table-cell/>
          <table:table-cell table:formula="of:=([.B48]-[.B47])/([.A48]-[.A47])" office:value-type="float" office:value="-252.343" calcext:value-type="float">
            <text:p>-252.343</text:p>
          </table:table-cell>
          <table:table-cell table:formula="of:=([.C48]-[.C47])/([.A48]-[.A47])" office:value-type="float" office:value="-257.482" calcext:value-type="float">
            <text:p>-257.482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5.16416" calcext:value-type="float">
            <text:p>5.16416</text:p>
          </table:table-cell>
          <table:table-cell office:value-type="float" office:value="5.37911" calcext:value-type="float">
            <text:p>5.37911</text:p>
          </table:table-cell>
          <table:table-cell office:value-type="float" office:value="6.93952E-017" calcext:value-type="float">
            <text:p>6.93952E-17</text:p>
          </table:table-cell>
          <table:table-cell/>
          <table:table-cell table:formula="of:=([.B49]-[.B48])/([.A49]-[.A48])" office:value-type="float" office:value="-222.717" calcext:value-type="float">
            <text:p>-222.717</text:p>
          </table:table-cell>
          <table:table-cell table:formula="of:=([.C49]-[.C48])/([.A49]-[.A48])" office:value-type="float" office:value="-227.257" calcext:value-type="float">
            <text:p>-227.257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.32238" calcext:value-type="float">
            <text:p>3.32238</text:p>
          </table:table-cell>
          <table:table-cell office:value-type="float" office:value="3.49923" calcext:value-type="float">
            <text:p>3.49923</text:p>
          </table:table-cell>
          <table:table-cell office:value-type="float" office:value="7.09275E-017" calcext:value-type="float">
            <text:p>7.09275E-17</text:p>
          </table:table-cell>
          <table:table-cell/>
          <table:table-cell table:formula="of:=([.B50]-[.B49])/([.A50]-[.A49])" office:value-type="float" office:value="-184.178000000001" calcext:value-type="float">
            <text:p>-184.178</text:p>
          </table:table-cell>
          <table:table-cell table:formula="of:=([.C50]-[.C49])/([.A50]-[.A49])" office:value-type="float" office:value="-187.988000000001" calcext:value-type="float">
            <text:p>-187.988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91539" calcext:value-type="float">
            <text:p>1.91539</text:p>
          </table:table-cell>
          <table:table-cell office:value-type="float" office:value="2.06092" calcext:value-type="float">
            <text:p>2.06092</text:p>
          </table:table-cell>
          <table:table-cell office:value-type="float" office:value="7.21988E-017" calcext:value-type="float">
            <text:p>7.21988E-17</text:p>
          </table:table-cell>
          <table:table-cell/>
          <table:table-cell table:formula="of:=([.B51]-[.B50])/([.A51]-[.A50])" office:value-type="float" office:value="-140.699" calcext:value-type="float">
            <text:p>-140.699</text:p>
          </table:table-cell>
          <table:table-cell table:formula="of:=([.C51]-[.C50])/([.A51]-[.A50])" office:value-type="float" office:value="-143.831" calcext:value-type="float">
            <text:p>-143.83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51913" calcext:value-type="float">
            <text:p>0.951913</text:p>
          </table:table-cell>
          <table:table-cell office:value-type="float" office:value="1.07568" calcext:value-type="float">
            <text:p>1.07568</text:p>
          </table:table-cell>
          <table:table-cell office:value-type="float" office:value="7.31739E-017" calcext:value-type="float">
            <text:p>7.31739E-17</text:p>
          </table:table-cell>
          <table:table-cell/>
          <table:table-cell table:formula="of:=([.B52]-[.B51])/([.A52]-[.A51])" office:value-type="float" office:value="-96.3476999999999" calcext:value-type="float">
            <text:p>-96.3477</text:p>
          </table:table-cell>
          <table:table-cell table:formula="of:=([.C52]-[.C51])/([.A52]-[.A51])" office:value-type="float" office:value="-98.5239999999999" calcext:value-type="float">
            <text:p>-98.524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393104" calcext:value-type="float">
            <text:p>0.393104</text:p>
          </table:table-cell>
          <table:table-cell office:value-type="float" office:value="0.513913" calcext:value-type="float">
            <text:p>0.513913</text:p>
          </table:table-cell>
          <table:table-cell office:value-type="float" office:value="7.40857E-017" calcext:value-type="float">
            <text:p>7.40857E-17</text:p>
          </table:table-cell>
          <table:table-cell/>
          <table:table-cell table:formula="of:=([.B53]-[.B52])/([.A53]-[.A52])" office:value-type="float" office:value="-55.8809" calcext:value-type="float">
            <text:p>-55.8809</text:p>
          </table:table-cell>
          <table:table-cell table:formula="of:=([.C53]-[.C52])/([.A53]-[.A52])" office:value-type="float" office:value="-56.1767" calcext:value-type="float">
            <text:p>-56.1767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36838" calcext:value-type="float">
            <text:p>0.136838</text:p>
          </table:table-cell>
          <table:table-cell office:value-type="float" office:value="0.274947" calcext:value-type="float">
            <text:p>0.274947</text:p>
          </table:table-cell>
          <table:table-cell office:value-type="float" office:value="7.45806E-017" calcext:value-type="float">
            <text:p>7.45806E-17</text:p>
          </table:table-cell>
          <table:table-cell/>
          <table:table-cell table:formula="of:=([.B54]-[.B53])/([.A54]-[.A53])" office:value-type="float" office:value="-25.6266" calcext:value-type="float">
            <text:p>-25.6266</text:p>
          </table:table-cell>
          <table:table-cell table:formula="of:=([.C54]-[.C53])/([.A54]-[.A53])" office:value-type="float" office:value="-23.8966" calcext:value-type="float">
            <text:p>-23.896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27834" calcext:value-type="float">
            <text:p>0.027834</text:p>
          </table:table-cell>
          <table:table-cell office:value-type="float" office:value="0.197087" calcext:value-type="float">
            <text:p>0.197087</text:p>
          </table:table-cell>
          <table:table-cell office:value-type="float" office:value="7.4314E-017" calcext:value-type="float">
            <text:p>7.4314E-17</text:p>
          </table:table-cell>
          <table:table-cell/>
          <table:table-cell table:formula="of:=([.B55]-[.B54])/([.A55]-[.A54])" office:value-type="float" office:value="-10.9004" calcext:value-type="float">
            <text:p>-10.9004</text:p>
          </table:table-cell>
          <table:table-cell table:formula="of:=([.C55]-[.C54])/([.A55]-[.A54])" office:value-type="float" office:value="-7.78599999999999" calcext:value-type="float">
            <text:p>-7.786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0213415" calcext:value-type="float">
            <text:p>-0.0213415</text:p>
          </table:table-cell>
          <table:table-cell office:value-type="float" office:value="0.186141" calcext:value-type="float">
            <text:p>0.186141</text:p>
          </table:table-cell>
          <table:table-cell office:value-type="float" office:value="7.4186E-017" calcext:value-type="float">
            <text:p>7.4186E-17</text:p>
          </table:table-cell>
          <table:table-cell/>
          <table:table-cell table:formula="of:=([.B56]-[.B55])/([.A56]-[.A55])" office:value-type="float" office:value="-4.91755" calcext:value-type="float">
            <text:p>-4.91755</text:p>
          </table:table-cell>
          <table:table-cell table:formula="of:=([.C56]-[.C55])/([.A56]-[.A55])" office:value-type="float" office:value="-1.0946" calcext:value-type="float">
            <text:p>-1.094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435258" calcext:value-type="float">
            <text:p>-0.0435258</text:p>
          </table:table-cell>
          <table:table-cell office:value-type="float" office:value="0.208349" calcext:value-type="float">
            <text:p>0.208349</text:p>
          </table:table-cell>
          <table:table-cell office:value-type="float" office:value="7.34766E-017" calcext:value-type="float">
            <text:p>7.34766E-17</text:p>
          </table:table-cell>
          <table:table-cell/>
          <table:table-cell table:formula="of:=([.B57]-[.B56])/([.A57]-[.A56])" office:value-type="float" office:value="-2.21843" calcext:value-type="float">
            <text:p>-2.21843</text:p>
          </table:table-cell>
          <table:table-cell table:formula="of:=([.C57]-[.C56])/([.A57]-[.A56])" office:value-type="float" office:value="2.2208" calcext:value-type="float">
            <text:p>2.220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0779043" calcext:value-type="float">
            <text:p>-0.0779043</text:p>
          </table:table-cell>
          <table:table-cell office:value-type="float" office:value="0.223205" calcext:value-type="float">
            <text:p>0.223205</text:p>
          </table:table-cell>
          <table:table-cell office:value-type="float" office:value="7.1944E-017" calcext:value-type="float">
            <text:p>7.1944E-17</text:p>
          </table:table-cell>
          <table:table-cell/>
          <table:table-cell table:formula="of:=([.B58]-[.B57])/([.A58]-[.A57])" office:value-type="float" office:value="-3.43785" calcext:value-type="float">
            <text:p>-3.43785</text:p>
          </table:table-cell>
          <table:table-cell table:formula="of:=([.C58]-[.C57])/([.A58]-[.A57])" office:value-type="float" office:value="1.4856" calcext:value-type="float">
            <text:p>1.4856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140125" calcext:value-type="float">
            <text:p>-0.140125</text:p>
          </table:table-cell>
          <table:table-cell office:value-type="float" office:value="0.21172" calcext:value-type="float">
            <text:p>0.21172</text:p>
          </table:table-cell>
          <table:table-cell office:value-type="float" office:value="6.92356E-017" calcext:value-type="float">
            <text:p>6.92356E-17</text:p>
          </table:table-cell>
          <table:table-cell/>
          <table:table-cell table:formula="of:=([.B59]-[.B58])/([.A59]-[.A58])" office:value-type="float" office:value="-6.22207" calcext:value-type="float">
            <text:p>-6.22207</text:p>
          </table:table-cell>
          <table:table-cell table:formula="of:=([.C59]-[.C58])/([.A59]-[.A58])" office:value-type="float" office:value="-1.1485" calcext:value-type="float">
            <text:p>-1.148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23316" calcext:value-type="float">
            <text:p>-0.23316</text:p>
          </table:table-cell>
          <table:table-cell office:value-type="float" office:value="0.169559" calcext:value-type="float">
            <text:p>0.169559</text:p>
          </table:table-cell>
          <table:table-cell office:value-type="float" office:value="6.59968E-017" calcext:value-type="float">
            <text:p>6.59968E-17</text:p>
          </table:table-cell>
          <table:table-cell/>
          <table:table-cell table:formula="of:=([.B60]-[.B59])/([.A60]-[.A59])" office:value-type="float" office:value="-9.3035000000001" calcext:value-type="float">
            <text:p>-9.3035</text:p>
          </table:table-cell>
          <table:table-cell table:formula="of:=([.C60]-[.C59])/([.A60]-[.A59])" office:value-type="float" office:value="-4.21610000000005" calcext:value-type="float">
            <text:p>-4.216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344348" calcext:value-type="float">
            <text:p>-0.344348</text:p>
          </table:table-cell>
          <table:table-cell office:value-type="float" office:value="0.105702" calcext:value-type="float">
            <text:p>0.105702</text:p>
          </table:table-cell>
          <table:table-cell office:value-type="float" office:value="6.29361E-017" calcext:value-type="float">
            <text:p>6.29361E-17</text:p>
          </table:table-cell>
          <table:table-cell/>
          <table:table-cell table:formula="of:=([.B61]-[.B60])/([.A61]-[.A60])" office:value-type="float" office:value="-11.1188" calcext:value-type="float">
            <text:p>-11.1188</text:p>
          </table:table-cell>
          <table:table-cell table:formula="of:=([.C61]-[.C60])/([.A61]-[.A60])" office:value-type="float" office:value="-6.38569999999999" calcext:value-type="float">
            <text:p>-6.385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41776" calcext:value-type="float">
            <text:p>-0.441776</text:p>
          </table:table-cell>
          <table:table-cell office:value-type="float" office:value="0.0477339" calcext:value-type="float">
            <text:p>0.0477339</text:p>
          </table:table-cell>
          <table:table-cell office:value-type="float" office:value="6.17191E-017" calcext:value-type="float">
            <text:p>6.17191E-17</text:p>
          </table:table-cell>
          <table:table-cell/>
          <table:table-cell table:formula="of:=([.B62]-[.B61])/([.A62]-[.A61])" office:value-type="float" office:value="-9.74279999999989" calcext:value-type="float">
            <text:p>-9.7428</text:p>
          </table:table-cell>
          <table:table-cell table:formula="of:=([.C62]-[.C61])/([.A62]-[.A61])" office:value-type="float" office:value="-5.79680999999993" calcext:value-type="float">
            <text:p>-5.796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5:54:17.296355232</dc:date>
    <meta:editing-duration>PT1M50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